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Interrogantes del Desarrollador</text:p>
      <text:p text:style-name="P2"/>
      <text:p text:style-name="P2"/>
      <text:p text:style-name="Standard"/>
      <text:list xml:id="list1833330072" text:style-name="L1">
        <text:list-item>
          <text:p text:style-name="P1">Cuáles serán las características para verificar la cédula (V18915768) , se admite extrangero?</text:p>
          <text:p text:style-name="P1"/>
        </text:list-item>
        <text:list-item>
          <text:p text:style-name="P1">El <text:span text:style-name="T3">estado</text:span><text:span text:style-name="T4"> </text:span>en la tabla <text:span text:style-name="T2">def usuarios datos</text:span> es de la sucursal o del usuario? (Se asume usuario)</text:p>
          <text:p text:style-name="P1"/>
        </text:list-item>
        <text:list-item>
          <text:p text:style-name="P1">Dónde se ubica la Ciudad del usuario que no se encuentra en el diagrama ER (Se asume en la tabla <text:s/><text:span text:style-name="T2">def usuarios datos</text:span>)</text:p>
          <text:p text:style-name="P1"/>
        </text:list-item>
        <text:list-item>
          <text:p text:style-name="P1">Los tipos de roles serán?</text:p>
          <text:p text:style-name="P1"/>
        </text:list-item>
        <text:list-item>
          <text:p text:style-name="P1">Los tipos de estatus serán?</text:p>
          <text:p text:style-name="P1"/>
        </text:list-item>
        <text:list-item>
          <text:p text:style-name="P1">Cuales seran las características para verificar el rif. V189157687. </text:p>
          <text:p text:style-name="P1"/>
          <text:p text:style-name="P1"/>
        </text:list-item>
        <text:list-item>
          <text:p text:style-name="P1">Cuáles seran los estatus de la tabla <text:span text:style-name="T1">gen_estatus_reg_usu</text:span>? </text:p>
          <text:p text:style-name="P1"/>
          <text:p text:style-name="P1">Los siguientes: (?)</text:p>
          <text:p text:style-name="P1"/>
          <text:p text:style-name="P1">SOLICITUD DE REGISTRO</text:p>
          <text:p text:style-name="P1">SOLICITUD CONFIRMADA DE</text:p>
          <text:p text:style-name="P1">REGISTRO</text:p>
          <text:p text:style-name="P1">ANULACIÓN DE REGISTRO</text:p>
          <text:p text:style-name="P1"/>
        </text:list-item>
        <text:list-item>
          <text:p text:style-name="P1">Cuáles seran las funciones para cada rol?</text:p>
          <text:p text:style-name="P1"/>
        </text:list-item>
        <text:list-item>
          <text:p text:style-name="P1">Cuáles seran las características para verificar el número de contrato?</text:p>
          <text:p text:style-name="P1"/>
        </text:list-item>
        <text:list-item>
          <text:p text:style-name="P1">Quién crea el número de contrato.? Cómo se genera?</text:p>
          <text:p text:style-name="P1"/>
        </text:list-item>
        <text:list-item>
          <text:p text:style-name="P1">Texto que debe llevar el correo de registro de usuarios, dirección de correo desde donde se envia el mail. </text:p>
          <text:p text:style-name="P1"/>
        </text:list-item>
        <text:list-item>
          <text:p text:style-name="P1">**Una vez que se aprueba la solicitud de registro o se rechaza la misma cambiando a los estatus “Solicitud Confirmada de Registro” o “Anulación de Registro” respectivamente. Se enviarán correos para informar al usuario? En caso de ser así cuales serán las descripciones?</text:p>
          <text:p text:style-name="P1"/>
        </text:list-item>
        <text:list-item>
          <text:p text:style-name="P1">No está la tabla que debe especificar las fechas de cambio de estatus.</text:p>
          <text:p text:style-name="P1"/>
        </text:list-item>
        <text:list-item>
          <text:p text:style-name="P1">Se almacenará una única fecha de registro. Si el usuario puede ser anulado multiples veces, el mismo podrá modificar su registro en caso de que lo desee para someterlo a una nueva aprobacion por el empleado, de ser así se requiere un nuevo estatus que identifique a un usuario que se encontrará anulado y no debe modificar más su registro. </text:p>
          <text:p text:style-name="P1"/>
        </text:list-item>
        <text:list-item>
          <text:p text:style-name="P1">Se almacenarán los cambios de estatus pero no se sabrá hacia qué estatus se realizó el cambio.</text:p>
          <text:p text:style-name="P1"><text:soft-page-break/></text:p>
        </text:list-item>
        <text:list-item>
          <text:p text:style-name="P1">Se almacenarán la última fecha y último cambio (estado actual en el que se encuentra el usuario).</text:p>
          <text:p text:style-name="P1"/>
        </text:list-item>
        <text:list-item>
          <text:p text:style-name="P1">No se entiende. RN5: El empleado debe asignarle los de otros contratos que puede manejar el Cliente, contratos siempre asociados al mismos RIF.</text:p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3-21T07:43:02</meta:creation-date>
    <dc:date>2014-03-21T08:48:14</dc:date>
    <dc:creator>Linda </dc:creator>
    <meta:editing-duration>PT14M5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23" meta:word-count="332" meta:character-count="1935" meta:non-whitespace-character-count="1630"/>
  </office:meta>
</office:document-meta>
</file>